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8in"/>
    </style:style>
    <style:style style:name="co2" style:family="table-column">
      <style:table-column-properties fo:break-before="auto" style:column-width="0.511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8835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1.4909in"/>
    </style:style>
    <style:style style:name="co10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0.8161in"/>
    </style:style>
    <style:style style:name="co12" style:family="table-column">
      <style:table-column-properties fo:break-before="auto" style:column-width="0.829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ccffcc" style:text-align-source="fix" style:repeat-content="false"/>
      <style:paragraph-properties fo:text-align="end" fo:margin-left="0in"/>
    </style:style>
    <style:style style:name="ce4" style:family="table-cell" style:parent-style-name="Default" style:data-style-name="N71">
      <style:table-cell-properties fo:background-color="#ccffcc"/>
    </style:style>
    <style:style style:name="ce5" style:family="table-cell" style:parent-style-name="Default">
      <style:table-cell-properties fo:border-bottom="none" fo:background-color="#ffffcc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8" style:family="table-cell" style:parent-style-name="Default" style:data-style-name="N2"/>
    <style:style style:name="ce9" style:family="table-cell" style:parent-style-name="Default" style:data-style-name="N71"/>
    <style:style style:name="ce10" style:family="table-cell" style:parent-style-name="Default" style:data-style-name="N10"/>
    <style:style style:name="ce11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14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ackground-color="#ccffff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20" style:family="table-cell" style:parent-style-name="Default" style:data-style-name="N7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1.1413in" svg:height="0.8567in" svg:x="2.1839in" svg:y="0in" draw:caption-point-x="-0.2402in" draw:caption-point-y="0.0039in">
              <dc:date>2013-10-30T00:00:00</dc:date>
              <text:p text:style-name="P1"><text:span text:style-name="T1">Source voltage. <text:s/>A typical RGB LED strip will be arranged for 12V.</text:span></text:p>
            </office:annotation>
            <text:p>Vsourc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total</text:p>
          </table:table-cell>
          <table:table-cell table:number-columns-repeated="3"/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E24</text:p>
          </table:table-cell>
          <table:table-cell table:style-name="ce1" office:value-type="string" calcext:value-type="string">
            <text:p>E96</text:p>
          </table:table-cell>
          <table:table-cell/>
          <table:table-cell table:style-name="ce1" office:value-type="string" calcext:value-type="string">
            <text:p>Resistor wat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office:annotation draw:style-name="gr1" draw:text-style-name="P1" svg:width="1.1413in" svg:height="1.0122in" svg:x="2.1839in" svg:y="0.0075in" draw:caption-point-x="-0.2402in" draw:caption-point-y="0.1823in">
              <dc:date>2013-10-30T00:00:00</dc:date>
              <text:p text:style-name="P1"><text:span text:style-name="T1">Maximum number of LEDs you want in series. <text:s/>For most RGB LED strips, this will be 3.</text:span></text:p>
            </office:annotation>
            <text:p>Series max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office:annotation draw:style-name="gr1" draw:text-style-name="P1" svg:width="1.1413in" svg:height="1.0122in" svg:x="5.0256in" svg:y="0.0075in" draw:caption-point-x="-0.2402in" draw:caption-point-y="0.1823in">
              <dc:date>2013-10-30T00:00:00</dc:date>
              <text:p text:style-name="P1"><text:span text:style-name="T1">LED's forward voltage. <text:s/>See datasheet for your LED component(s) or strip.</text:span></text:p>
            </office:annotation>
            <text:p>Vf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.1" calcext:value-type="float">
            <text:p>3.1</text:p>
          </table:table-cell>
          <table:table-cell table:number-columns-repeated="4"/>
          <table:table-cell table:formula="of:=[.L14]*10" office:value-type="float" office:value="1000" calcext:value-type="float">
            <text:p>1000</text:p>
          </table:table-cell>
          <table:table-cell table:formula="of:=[.M26]*10" office:value-type="float" office:value="1000" calcext:value-type="float">
            <text:p>1000</text:p>
          </table:table-cell>
          <table:table-cell table:formula="of:=[.N98]*10" office:value-type="float" office:value="1000" calcext:value-type="float">
            <text:p>1000</text:p>
          </table:table-cell>
          <table:table-cell/>
          <table:table-cell table:style-name="ce20" office:value-type="float" office:value="20" calcext:value-type="float">
            <text:p>20 <text:s text:c="3"/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office:annotation draw:style-name="gr1" draw:text-style-name="P1" svg:width="1.1413in" svg:height="0.8567in" svg:x="2.1839in" svg:y="0.0154in" draw:caption-point-x="-0.2402in" draw:caption-point-y="0.3606in">
              <dc:date>2013-10-30T00:00:00</dc:date>
              <text:p text:style-name="P1"><text:span text:style-name="T1">Number of pixels in the strip. <text:s/>Note that there's no clever handling of partial series.</text:span></text:p>
            </office:annotation>
            <text:p>Number of pixels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office:annotation draw:style-name="gr1" draw:text-style-name="P1" svg:width="1.1413in" svg:height="0.8567in" svg:x="5.0256in" svg:y="0.0154in" draw:caption-point-x="-0.2402in" draw:caption-point-y="0.3606in">
              <dc:date>2013-10-30T00:00:00</dc:date>
              <text:p text:style-name="P1"><text:span text:style-name="T1">Forward current. See datasheet for your LED component(s) or strip.</text:span></text:p>
            </office:annotation>
            <text:p>If (mA)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number-columns-repeated="4"/>
          <table:table-cell table:formula="of:=[.L15]*10" office:value-type="float" office:value="820" calcext:value-type="float">
            <text:p>820</text:p>
          </table:table-cell>
          <table:table-cell table:formula="of:=[.M27]*10" office:value-type="float" office:value="910" calcext:value-type="float">
            <text:p>910</text:p>
          </table:table-cell>
          <table:table-cell office:value-type="float" office:value="976" calcext:value-type="float">
            <text:p>976</text:p>
          </table:table-cell>
          <table:table-cell/>
          <table:table-cell table:style-name="ce20" office:value-type="float" office:value="10" calcext:value-type="float">
            <text:p>10 <text:s text:c="3"/>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esistor series</text:p>
          </table:table-cell>
          <table:table-cell table:style-name="ce3" office:value-type="string" calcext:value-type="string">
            <text:p>E24</text:p>
          </table:table-cell>
          <table:table-cell/>
          <table:table-cell table:style-name="ce1" office:value-type="string" calcext:value-type="string">
            <text:p>If (A)</text:p>
          </table:table-cell>
          <table:table-cell table:formula="of:=[.E3]/1000" office:value-type="float" office:value="0.02" calcext:value-type="float">
            <text:p>0.02</text:p>
          </table:table-cell>
          <table:table-cell table:formula="of:=[.F3]/1000" office:value-type="float" office:value="0.02" calcext:value-type="float">
            <text:p>0.02</text:p>
          </table:table-cell>
          <table:table-cell table:formula="of:=[.G3]/1000" office:value-type="float" office:value="0.02" calcext:value-type="float">
            <text:p>0.02</text:p>
          </table:table-cell>
          <table:table-cell table:number-columns-repeated="4"/>
          <table:table-cell table:formula="of:=[.L16]*10" office:value-type="float" office:value="680" calcext:value-type="float">
            <text:p>680</text:p>
          </table:table-cell>
          <table:table-cell table:formula="of:=[.M28]*10" office:value-type="float" office:value="820" calcext:value-type="float">
            <text:p>820</text:p>
          </table:table-cell>
          <table:table-cell office:value-type="float" office:value="953" calcext:value-type="float">
            <text:p>953</text:p>
          </table:table-cell>
          <table:table-cell/>
          <table:table-cell table:style-name="ce20" office:value-type="float" office:value="5" calcext:value-type="float">
            <text:p>5 <text:s text:c="3"/>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Minimum resistor rating (W)</text:p>
          </table:table-cell>
          <table:table-cell table:style-name="ce4" table:formula="of:=1/16" office:value-type="float" office:value="0.0625" calcext:value-type="float">
            <text:p><text:s text:c="2"/>1/16</text:p>
          </table:table-cell>
          <table:table-cell table:number-columns-repeated="9"/>
          <table:table-cell table:formula="of:=[.L17]*10" office:value-type="float" office:value="560" calcext:value-type="float">
            <text:p>560</text:p>
          </table:table-cell>
          <table:table-cell table:formula="of:=[.M29]*10" office:value-type="float" office:value="750" calcext:value-type="float">
            <text:p>750</text:p>
          </table:table-cell>
          <table:table-cell office:value-type="float" office:value="931" calcext:value-type="float">
            <text:p>931</text:p>
          </table:table-cell>
          <table:table-cell/>
          <table:table-cell table:style-name="ce20" office:value-type="float" office:value="2" calcext:value-type="float">
            <text:p>2 <text:s text:c="3"/>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1.3232in" svg:x="5.0256in" svg:y="0.3244in" draw:caption-point-x="-0.2402in" draw:caption-point-y="0.5945in">
              <dc:date>2013-10-30T00:00:00</dc:date>
              <text:p text:style-name="P1"><text:span text:style-name="T1">Maximum number of LEDs in series for the given source voltage, limited to the maximum number of LEDs per series.</text:span></text:p>
            </office:annotation>
            <text:p>count</text:p>
          </table:table-cell>
          <table:table-cell table:formula="of:=MIN([.$B$2];INT([.$B$1]/[.E2]))" office:value-type="float" office:value="2" calcext:value-type="float">
            <text:p>2</text:p>
          </table:table-cell>
          <table:table-cell table:formula="of:=MIN([.$B$2];INT([.$B$1]/[.F2]))" office:value-type="float" office:value="1" calcext:value-type="float">
            <text:p>1</text:p>
          </table:table-cell>
          <table:table-cell table:formula="of:=MIN([.$B$2];INT([.$B$1]/[.G2]))" office:value-type="float" office:value="1" calcext:value-type="float">
            <text:p>1</text:p>
          </table:table-cell>
          <table:table-cell office:value-type="string" calcext:value-type="string">
            <text:p>→</text:p>
          </table:table-cell>
          <table:table-cell table:style-name="ce1" office:value-type="string" calcext:value-type="string">
            <office:annotation draw:style-name="gr1" draw:text-style-name="P1" svg:width="1.1413in" svg:height="1.3232in" svg:x="9.9409in" svg:y="0.3244in" draw:caption-point-x="-0.2402in" draw:caption-point-y="0.5945in">
              <dc:date>2013-10-30T00:00:00</dc:date>
              <text:p text:style-name="P1"><text:span text:style-name="T1">Given the number of LEDs in series across each color, the strip can only be cut in this number of pixels per segment.</text:span></text:p>
            </office:annotation>
            <text:p>Pixels per segment</text:p>
          </table:table-cell>
          <table:table-cell table:style-name="ce14" table:formula="of:=LCM([.E6:.G6])" office:value-type="float" office:value="2" calcext:value-type="float">
            <text:p>2</text:p>
          </table:table-cell>
          <table:table-cell/>
          <table:table-cell table:formula="of:=[.L18]*10" office:value-type="float" office:value="470" calcext:value-type="float">
            <text:p>470</text:p>
          </table:table-cell>
          <table:table-cell table:formula="of:=[.M30]*10" office:value-type="float" office:value="680" calcext:value-type="float">
            <text:p>68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0" office:value-type="float" office:value="1" calcext:value-type="float">
            <text:p>1 <text:s text:c="3"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1.0122in" svg:x="5.0256in" svg:y="0.5031in" draw:caption-point-x="-0.2402in" draw:caption-point-y="0.5945in">
              <dc:date>2013-10-30T00:00:00</dc:date>
              <text:p text:style-name="P1"><text:span text:style-name="T1">Number of resistors used for the strip given the number of pixels in series.</text:span></text:p>
            </office:annotation>
            <text:p>Rcount</text:p>
          </table:table-cell>
          <table:table-cell table:formula="of:=[.$B$3]/[.E6]" office:value-type="float" office:value="150" calcext:value-type="float">
            <text:p>150</text:p>
          </table:table-cell>
          <table:table-cell table:formula="of:=[.$B$3]/[.F6]" office:value-type="float" office:value="300" calcext:value-type="float">
            <text:p>300</text:p>
          </table:table-cell>
          <table:table-cell table:formula="of:=[.$B$3]/[.G6]" office:value-type="float" office:value="300" calcext:value-type="float">
            <text:p>300</text:p>
          </table:table-cell>
          <table:table-cell table:style-name="ce14" table:formula="of:=SUM([.E7:.G7])" office:value-type="float" office:value="750" calcext:value-type="float">
            <text:p>750</text:p>
          </table:table-cell>
          <table:table-cell table:number-columns-repeated="3"/>
          <table:table-cell table:formula="of:=[.L19]*10" office:value-type="float" office:value="390" calcext:value-type="float">
            <text:p>390</text:p>
          </table:table-cell>
          <table:table-cell table:formula="of:=[.M31]*10" office:value-type="float" office:value="620" calcext:value-type="float">
            <text:p>620</text:p>
          </table:table-cell>
          <table:table-cell office:value-type="float" office:value="887" calcext:value-type="float">
            <text:p>887</text:p>
          </table:table-cell>
          <table:table-cell/>
          <table:table-cell table:style-name="ce20" table:formula="of:=1/2" office:value-type="float" office:value="0.5" calcext:value-type="float">
            <text:p><text:s/>1/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20]*10" office:value-type="float" office:value="330" calcext:value-type="float">
            <text:p>330</text:p>
          </table:table-cell>
          <table:table-cell table:formula="of:=[.M32]*10" office:value-type="float" office:value="560" calcext:value-type="float">
            <text:p>56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0" table:formula="of:=1/4" office:value-type="float" office:value="0.25" calcext:value-type="float">
            <text:p><text:s/>1/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8567in" svg:x="5.0256in" svg:y="0.8677in" draw:caption-point-x="-0.2402in" draw:caption-point-y="0.5945in">
              <dc:date>2013-10-30T00:00:00</dc:date>
              <text:p text:style-name="P1"><text:span text:style-name="T1">Residual voltage from the source voltage after the LED's voltage drop.</text:span></text:p>
            </office:annotation>
            <text:p>Vresidual</text:p>
          </table:table-cell>
          <table:table-cell table:formula="of:=[.$B$1]-([.E6]*[.E2])" office:value-type="float" office:value="1" calcext:value-type="float">
            <text:p>1</text:p>
          </table:table-cell>
          <table:table-cell table:formula="of:=[.$B$1]-([.F6]*[.F2])" office:value-type="float" office:value="1.9" calcext:value-type="float">
            <text:p>1.9</text:p>
          </table:table-cell>
          <table:table-cell table:formula="of:=[.$B$1]-([.G6]*[.G2])" office:value-type="float" office:value="1.9" calcext:value-type="float">
            <text:p>1.9</text:p>
          </table:table-cell>
          <table:table-cell table:number-columns-repeated="4"/>
          <table:table-cell table:formula="of:=[.L21]*10" office:value-type="float" office:value="270" calcext:value-type="float">
            <text:p>270</text:p>
          </table:table-cell>
          <table:table-cell table:formula="of:=[.M33]*10" office:value-type="float" office:value="510" calcext:value-type="float">
            <text:p>510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20" table:formula="of:=1/8" office:value-type="float" office:value="0.125" calcext:value-type="float">
            <text:p><text:s/>1/8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5457in" svg:x="5.0256in" svg:y="1.0535in" draw:caption-point-x="-0.2402in" draw:caption-point-y="0.5945in">
              <dc:date>2013-10-30T00:00:00</dc:date>
              <text:p text:style-name="P1"><text:span text:style-name="T1">The calculated current limiting resistor.</text:span></text:p>
            </office:annotation>
            <text:p>R<text:span text:style-name="T2">calc</text:span> (Ohm)</text:p>
          </table:table-cell>
          <table:table-cell table:formula="of:=[.E9]/[.E4]" office:value-type="float" office:value="50" calcext:value-type="float">
            <text:p>50</text:p>
          </table:table-cell>
          <table:table-cell table:formula="of:=[.F9]/[.F4]" office:value-type="float" office:value="95" calcext:value-type="float">
            <text:p>95</text:p>
          </table:table-cell>
          <table:table-cell table:formula="of:=[.G9]/[.G4]" office:value-type="float" office:value="95" calcext:value-type="float">
            <text:p>95</text:p>
          </table:table-cell>
          <table:table-cell table:number-columns-repeated="4"/>
          <table:table-cell table:formula="of:=[.L22]*10" office:value-type="float" office:value="220" calcext:value-type="float">
            <text:p>220</text:p>
          </table:table-cell>
          <table:table-cell table:formula="of:=[.M34]*10" office:value-type="float" office:value="470" calcext:value-type="float">
            <text:p>470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9" table:formula="of:=1/16" office:value-type="float" office:value="0.0625" calcext:value-type="float">
            <text:p><text:s text:c="2"/>1/1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23]*10" office:value-type="float" office:value="180" calcext:value-type="float">
            <text:p>180</text:p>
          </table:table-cell>
          <table:table-cell table:formula="of:=[.M35]*10" office:value-type="float" office:value="430" calcext:value-type="float">
            <text:p>43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0"/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1.7898in" svg:x="5.0256in" svg:y="1.4496in" draw:caption-point-x="-0.2402in" draw:caption-point-y="0.5945in">
              <dc:date>2013-10-30T00:00:00</dc:date>
              <text:p text:style-name="P1"><text:span text:style-name="T1">The actual current limiting resistor to be used, based on the preferred resistor series. <text:s/>Value is always equal to or higher than the calculated resistor.</text:span></text:p>
            </office:annotation>
            <text:p>R<text:span text:style-name="T2">lookup</text:span> (Ohm)</text:p>
          </table:table-cell>
          <table:table-cell table:formula="of:=INDEX(OFFSET([.$L$1:.$N$194];0;MATCH([.$B$4];[.$L1:.$N1])-1;194;1);MATCH([.E10];OFFSET([.$L$1:.$N$194];0;MATCH([.$B$4];[.$L1:.$N1])-1;194;1);-1))" office:value-type="float" office:value="51" calcext:value-type="float">
            <text:p>51</text:p>
          </table:table-cell>
          <table:table-cell table:formula="of:=INDEX(OFFSET([.$L$1:.$N$194];0;MATCH([.$B$4];[.$L1:.$N1])-1;194;1);MATCH([.F10];OFFSET([.$L$1:.$N$194];0;MATCH([.$B$4];[.$L1:.$N1])-1;194;1);-1))" office:value-type="float" office:value="100" calcext:value-type="float">
            <text:p>100</text:p>
          </table:table-cell>
          <table:table-cell table:formula="of:=INDEX(OFFSET([.$L$1:.$N$194];0;MATCH([.$B$4];[.$L1:.$N1])-1;194;1);MATCH([.G10];OFFSET([.$L$1:.$N$194];0;MATCH([.$B$4];[.$L1:.$N1])-1;194;1);-1))" office:value-type="float" office:value="100" calcext:value-type="float">
            <text:p>100</text:p>
          </table:table-cell>
          <table:table-cell table:number-columns-repeated="4"/>
          <table:table-cell table:formula="of:=[.L24]*10" office:value-type="float" office:value="150" calcext:value-type="float">
            <text:p>150</text:p>
          </table:table-cell>
          <table:table-cell table:formula="of:=[.M36]*10" office:value-type="float" office:value="390" calcext:value-type="float">
            <text:p>390</text:p>
          </table:table-cell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2">
          <table:table-cell table:number-columns-repeated="11"/>
          <table:table-cell table:formula="of:=[.L25]*10" office:value-type="float" office:value="120" calcext:value-type="float">
            <text:p>120</text:p>
          </table:table-cell>
          <table:table-cell table:formula="of:=[.M37]*10" office:value-type="float" office:value="360" calcext:value-type="float">
            <text:p>360</text:p>
          </table:table-cell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7012in" svg:x="5.0256in" svg:y="1.8453in" draw:caption-point-x="-0.2402in" draw:caption-point-y="0.5945in">
              <dc:date>2013-10-30T00:00:00</dc:date>
              <text:p text:style-name="P1"><text:span text:style-name="T1">The current actually used given the E24 resistor chosen.</text:span></text:p>
            </office:annotation>
            <text:p>I (A)</text:p>
          </table:table-cell>
          <table:table-cell table:style-name="ce8" table:formula="of:=[.E9]/[.E12]" office:value-type="float" office:value="0.0196078431372549" calcext:value-type="float">
            <text:p>0.02</text:p>
          </table:table-cell>
          <table:table-cell table:style-name="ce8" table:formula="of:=[.F9]/[.F12]" office:value-type="float" office:value="0.019" calcext:value-type="float">
            <text:p>0.02</text:p>
          </table:table-cell>
          <table:table-cell table:style-name="ce8" table:formula="of:=[.G9]/[.G12]" office:value-type="float" office:value="0.019" calcext:value-type="float">
            <text:p>0.0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formula="of:=[.M38]*10" office:value-type="float" office:value="330" calcext:value-type="float">
            <text:p>330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I (mA)</text:p>
          </table:table-cell>
          <table:table-cell table:style-name="ce8" table:formula="of:=[.E14]*1000" office:value-type="float" office:value="19.6078431372549" calcext:value-type="float">
            <text:p>19.61</text:p>
          </table:table-cell>
          <table:table-cell table:style-name="ce8" table:formula="of:=[.F14]*1000" office:value-type="float" office:value="19" calcext:value-type="float">
            <text:p>19.00</text:p>
          </table:table-cell>
          <table:table-cell table:style-name="ce8" table:formula="of:=[.G14]*1000" office:value-type="float" office:value="19" calcext:value-type="float">
            <text:p>19.00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table:formula="of:=[.M39]*10" office:value-type="float" office:value="300" calcext:value-type="float">
            <text:p>300</text:p>
          </table:table-cell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table:number-columns-repeated="3"/>
          <table:table-cell table:number-columns-repeated="4"/>
          <table:table-cell office:value-type="float" office:value="68" calcext:value-type="float">
            <text:p>68</text:p>
          </table:table-cell>
          <table:table-cell table:formula="of:=[.M40]*10" office:value-type="float" office:value="270" calcext:value-type="float">
            <text:p>270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3902in" svg:x="5.0256in" svg:y="2.3886in" draw:caption-point-x="-0.2402in" draw:caption-point-y="0.5945in">
              <dc:date>2013-10-30T00:00:00</dc:date>
              <text:p text:style-name="P1"><text:span text:style-name="T1">Power dissipated by the resistor.</text:span></text:p>
            </office:annotation>
            <text:p>P<text:span text:style-name="T2">R</text:span><text:span text:style-name="T3"> (mW)</text:span></text:p>
          </table:table-cell>
          <table:table-cell table:style-name="ce8" table:formula="of:=[.E9]*[.E15]" office:value-type="float" office:value="19.6078431372549" calcext:value-type="float">
            <text:p>19.61</text:p>
          </table:table-cell>
          <table:table-cell table:style-name="ce8" table:formula="of:=[.F9]*[.F15]" office:value-type="float" office:value="36.1" calcext:value-type="float">
            <text:p>36.10</text:p>
          </table:table-cell>
          <table:table-cell table:style-name="ce8" table:formula="of:=[.G9]*[.G15]" office:value-type="float" office:value="36.1" calcext:value-type="float">
            <text:p>36.10</text:p>
          </table:table-cell>
          <table:table-cell table:style-name="ce8"/>
          <table:table-cell table:number-columns-repeated="3"/>
          <table:table-cell office:value-type="float" office:value="56" calcext:value-type="float">
            <text:p>56</text:p>
          </table:table-cell>
          <table:table-cell table:formula="of:=[.M41]*10" office:value-type="float" office:value="240" calcext:value-type="float">
            <text:p>240</text:p>
          </table:table-cell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2">R</text:span><text:span text:style-name="T3"> (W)</text:span></text:p>
          </table:table-cell>
          <table:table-cell table:style-name="ce8" table:formula="of:=[.E17]/1000" office:value-type="float" office:value="0.0196078431372549" calcext:value-type="float">
            <text:p>0.02</text:p>
          </table:table-cell>
          <table:table-cell table:style-name="ce8" table:formula="of:=[.F17]/1000" office:value-type="float" office:value="0.0361" calcext:value-type="float">
            <text:p>0.04</text:p>
          </table:table-cell>
          <table:table-cell table:style-name="ce8" table:formula="of:=[.G17]/1000" office:value-type="float" office:value="0.0361" calcext:value-type="float">
            <text:p>0.04</text:p>
          </table:table-cell>
          <table:table-cell table:style-name="ce8"/>
          <table:table-cell table:number-columns-repeated="3"/>
          <table:table-cell office:value-type="float" office:value="47" calcext:value-type="float">
            <text:p>47</text:p>
          </table:table-cell>
          <table:table-cell table:formula="of:=[.M42]*10" office:value-type="float" office:value="220" calcext:value-type="float">
            <text:p>220</text:p>
          </table:table-cell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R<text:span text:style-name="T2">W</text:span> (W)</text:p>
          </table:table-cell>
          <table:table-cell table:style-name="ce9" table:formula="of:=MAX([.$B$5];INDEX([.$P2:.$P10];MATCH([.E18];[.$P2:.$P10];-1);1))" office:value-type="float" office:value="0.0625" calcext:value-type="float">
            <text:p><text:s text:c="2"/>1/16</text:p>
          </table:table-cell>
          <table:table-cell table:style-name="ce9" table:formula="of:=MAX([.$B$5];INDEX([.$P2:.$P10];MATCH([.F18];[.$P2:.$P10];-1);1))" office:value-type="float" office:value="0.0625" calcext:value-type="float">
            <text:p><text:s text:c="2"/>1/16</text:p>
          </table:table-cell>
          <table:table-cell table:style-name="ce9" table:formula="of:=MAX([.$B$5];INDEX([.$P2:.$P10];MATCH([.G18];[.$P2:.$P10];-1);1))" office:value-type="float" office:value="0.0625" calcext:value-type="float">
            <text:p><text:s text:c="2"/>1/16</text:p>
          </table:table-cell>
          <table:table-cell table:style-name="ce9"/>
          <table:table-cell table:number-columns-repeated="3"/>
          <table:table-cell office:value-type="float" office:value="39" calcext:value-type="float">
            <text:p>39</text:p>
          </table:table-cell>
          <table:table-cell table:formula="of:=[.M43]*10" office:value-type="float" office:value="200" calcext:value-type="float">
            <text:p>200</text:p>
          </table:table-cell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33" calcext:value-type="float">
            <text:p>33</text:p>
          </table:table-cell>
          <table:table-cell table:formula="of:=[.M44]*10" office:value-type="float" office:value="180" calcext:value-type="float">
            <text:p>180</text:p>
          </table:table-cell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3902in" svg:x="5.0256in" svg:y="3.2189in" draw:caption-point-x="-0.2402in" draw:caption-point-y="0.5945in">
              <dc:date>2013-10-30T00:00:00</dc:date>
              <text:p text:style-name="P1"><text:span text:style-name="T1">Power dissipated by the LED.</text:span></text:p>
            </office:annotation>
            <text:p>P<text:span text:style-name="T2">LED</text:span><text:span text:style-name="T3"> (mW)</text:span></text:p>
          </table:table-cell>
          <table:table-cell table:style-name="ce8" table:formula="of:=[.E2]*[.E15]" office:value-type="float" office:value="39.2156862745098" calcext:value-type="float">
            <text:p>39.22</text:p>
          </table:table-cell>
          <table:table-cell table:style-name="ce8" table:formula="of:=[.F2]*[.F15]" office:value-type="float" office:value="58.9" calcext:value-type="float">
            <text:p>58.90</text:p>
          </table:table-cell>
          <table:table-cell table:style-name="ce8" table:formula="of:=[.G2]*[.G15]" office:value-type="float" office:value="58.9" calcext:value-type="float">
            <text:p>58.9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[.M45]*10" office:value-type="float" office:value="160" calcext:value-type="float">
            <text:p>160</text:p>
          </table:table-cell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2">LED</text:span><text:span text:style-name="T3"> (W)</text:span></text:p>
          </table:table-cell>
          <table:table-cell table:style-name="ce8" table:formula="of:=[.E21]/1000" office:value-type="float" office:value="0.0392156862745098" calcext:value-type="float">
            <text:p>0.04</text:p>
          </table:table-cell>
          <table:table-cell table:style-name="ce8" table:formula="of:=[.F21]/1000" office:value-type="float" office:value="0.0589" calcext:value-type="float">
            <text:p>0.06</text:p>
          </table:table-cell>
          <table:table-cell table:style-name="ce8" table:formula="of:=[.G21]/1000" office:value-type="float" office:value="0.0589" calcext:value-type="float">
            <text:p>0.06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formula="of:=[.M46]*10" office:value-type="float" office:value="150" calcext:value-type="float">
            <text:p>150</text:p>
          </table:table-cell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18" calcext:value-type="float">
            <text:p>18</text:p>
          </table:table-cell>
          <table:table-cell table:formula="of:=[.M47]*10" office:value-type="float" office:value="130" calcext:value-type="float">
            <text:p>130</text:p>
          </table:table-cell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Red (strip)</text:p>
          </table:table-cell>
          <table:table-cell table:style-name="ce1" office:value-type="string" calcext:value-type="string">
            <text:p>Green (strip)</text:p>
          </table:table-cell>
          <table:table-cell table:style-name="ce1" office:value-type="string" calcext:value-type="string">
            <text:p>Blue (strip)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[.M48]*10" office:value-type="float" office:value="120" calcext:value-type="float">
            <text:p>120</text:p>
          </table:table-cell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2">R_tot</text:span> (W)</text:p>
          </table:table-cell>
          <table:table-cell table:style-name="ce8" table:formula="of:=[.E18]*[.E7]" office:value-type="float" office:value="2.94117647058823" calcext:value-type="float">
            <text:p>2.94</text:p>
          </table:table-cell>
          <table:table-cell table:style-name="ce8" table:formula="of:=[.F18]*[.F7]" office:value-type="float" office:value="10.83" calcext:value-type="float">
            <text:p>10.83</text:p>
          </table:table-cell>
          <table:table-cell table:style-name="ce8" table:formula="of:=[.G18]*[.G7]" office:value-type="float" office:value="10.83" calcext:value-type="float">
            <text:p>10.83</text:p>
          </table:table-cell>
          <table:table-cell table:style-name="ce15" table:formula="of:=SUM([.E25:.G25])" office:value-type="float" office:value="24.6011764705882" calcext:value-type="float">
            <office:annotation draw:style-name="gr1" draw:text-style-name="P1" svg:width="1.1413in" svg:height="0.7012in" svg:x="8.45in" svg:y="4.0106in" draw:caption-point-x="-0.2402in" draw:caption-point-y="0.5945in">
              <dc:date>2013-10-30T00:00:00</dc:date>
              <text:p text:style-name="P1"><text:span text:style-name="T1">Total power dissipated by all resistors on the strip.</text:span></text:p>
            </office:annotation>
            <text:p>24.6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M49]*10" office:value-type="float" office:value="110" calcext:value-type="float">
            <text:p>110</text:p>
          </table:table-cell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2">L_tot</text:span> (W)</text:p>
          </table:table-cell>
          <table:table-cell table:style-name="ce8" table:formula="of:=[.$B$3]*[.E22]" office:value-type="float" office:value="11.7647058823529" calcext:value-type="float">
            <text:p>11.76</text:p>
          </table:table-cell>
          <table:table-cell table:style-name="ce8" table:formula="of:=[.$B$3]*[.F22]" office:value-type="float" office:value="17.67" calcext:value-type="float">
            <text:p>17.67</text:p>
          </table:table-cell>
          <table:table-cell table:style-name="ce8" table:formula="of:=[.$B$3]*[.G22]" office:value-type="float" office:value="17.67" calcext:value-type="float">
            <text:p>17.67</text:p>
          </table:table-cell>
          <table:table-cell table:style-name="ce15" table:formula="of:=SUM([.E26:.G26])" office:value-type="float" office:value="47.1047058823529" calcext:value-type="float">
            <office:annotation draw:style-name="gr1" draw:text-style-name="P1" svg:width="1.1413in" svg:height="0.7012in" svg:x="8.45in" svg:y="4.228in" draw:caption-point-x="-0.2402in" draw:caption-point-y="0.5945in">
              <dc:date>2013-10-30T00:00:00</dc:date>
              <text:p text:style-name="P1"><text:span text:style-name="T1">Total power dissipated by all LEDs on the strip.</text:span></text:p>
            </office:annotation>
            <text:p>47.10</text:p>
          </table:table-cell>
          <table:table-cell table:number-columns-repeated="3"/>
          <table:table-cell table:formula="of:=[.L14]/10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2">tot</text:span> (W)</text:p>
          </table:table-cell>
          <table:table-cell table:style-name="ce8" table:formula="of:=SUM([.E25:.E26])" office:value-type="float" office:value="14.7058823529412" calcext:value-type="float">
            <text:p>14.71</text:p>
          </table:table-cell>
          <table:table-cell table:style-name="ce8" table:formula="of:=SUM([.F25:.F26])" office:value-type="float" office:value="28.5" calcext:value-type="float">
            <text:p>28.50</text:p>
          </table:table-cell>
          <table:table-cell table:style-name="ce8" table:formula="of:=SUM([.G25:.G26])" office:value-type="float" office:value="28.5" calcext:value-type="float">
            <text:p>28.50</text:p>
          </table:table-cell>
          <table:table-cell table:style-name="ce15" table:formula="of:=SUM([.H25:.H26])" office:value-type="float" office:value="71.7058823529412" calcext:value-type="float">
            <office:annotation draw:style-name="gr1" draw:text-style-name="P1" svg:width="1.1413in" svg:height="0.8567in" svg:x="8.45in" svg:y="4.4453in" draw:caption-point-x="-0.2402in" draw:caption-point-y="0.5945in">
              <dc:date>2013-10-30T00:00:00</dc:date>
              <text:p text:style-name="P1"><text:span text:style-name="T1">Total power dissipated on the strip (not counting strip traces!)</text:span></text:p>
            </office:annotation>
            <text:p>71.71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82" calcext:value-type="float">
            <text:p>82</text:p>
          </table:table-cell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7012in" svg:x="5.0256in" svg:y="4.8413in" draw:caption-point-x="-0.2402in" draw:caption-point-y="0.5945in">
              <dc:date>2013-10-30T00:00:00</dc:date>
              <text:p text:style-name="P1"><text:span text:style-name="T1">Total current requirement for your power source.</text:span></text:p>
            </office:annotation>
            <text:p>I<text:span text:style-name="T2">tot</text:span></text:p>
          </table:table-cell>
          <table:table-cell table:formula="of:=[.E27]/[.$B$1]" office:value-type="float" office:value="2.94117647058823" calcext:value-type="float">
            <text:p>2.9411764706</text:p>
          </table:table-cell>
          <table:table-cell table:formula="of:=[.F27]/[.$B$1]" office:value-type="float" office:value="5.7" calcext:value-type="float">
            <text:p>5.7</text:p>
          </table:table-cell>
          <table:table-cell table:formula="of:=[.G27]/[.$B$1]" office:value-type="float" office:value="5.7" calcext:value-type="float">
            <text:p>5.7</text:p>
          </table:table-cell>
          <table:table-cell table:style-name="ce15" table:formula="of:=SUM([.E29:.G29])" office:value-type="float" office:value="14.3411764705882" calcext:value-type="float">
            <office:annotation draw:style-name="gr1" draw:text-style-name="P1" svg:width="1.1413in" svg:height="0.7012in" svg:x="8.45in" svg:y="4.8413in" draw:caption-point-x="-0.2402in" draw:caption-point-y="0.5945in">
              <dc:date>2013-10-30T00:00:00</dc:date>
              <text:p text:style-name="P1"><text:span text:style-name="T1">Total power dissipated by all LEDs on the strip.</text:span></text:p>
            </office:annotation>
            <text:p>14.34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68" calcext:value-type="float">
            <text:p>68</text:p>
          </table:table-cell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average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Efficiency (%)</text:p>
          </table:table-cell>
          <table:table-cell table:style-name="ce10" table:formula="of:=[.E26]/[.E27]" office:value-type="percentage" office:value="0.8" calcext:value-type="percentage">
            <text:p>80%</text:p>
          </table:table-cell>
          <table:table-cell table:style-name="ce10" table:formula="of:=[.F26]/[.F27]" office:value-type="percentage" office:value="0.62" calcext:value-type="percentage">
            <text:p>62%</text:p>
          </table:table-cell>
          <table:table-cell table:style-name="ce10" table:formula="of:=[.G26]/[.G27]" office:value-type="percentage" office:value="0.62" calcext:value-type="percentage">
            <text:p>62%</text:p>
          </table:table-cell>
          <table:table-cell table:style-name="ce16" table:formula="of:=AVERAGE([.E32:.G32])" office:value-type="percentage" office:value="0.68" calcext:value-type="percentage">
            <office:annotation draw:style-name="gr1" draw:text-style-name="P1" svg:width="1.1413in" svg:height="1.6343in" svg:x="8.45in" svg:y="5.4154in" draw:caption-point-x="-0.2402in" draw:caption-point-y="0.5945in">
              <dc:date>2013-10-30T00:00:00</dc:date>
              <text:p text:style-name="P1"><text:span text:style-name="T1">The average efficiency of the strip. <text:s/>This is how much power is going to LEDs, the rest going to resistors (not counting losses in the strip traces!)</text:span></text:p>
            </office:annotation>
            <text:p>68.00%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47" calcext:value-type="float">
            <text:p>47</text:p>
          </table:table-cell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 office:value-type="string" calcext:value-type="string">
            <text:p>RGB LED Strip calculator.</text:p>
          </table:table-cell>
          <table:table-cell table:style-name="ce11" table:number-columns-repeated="5"/>
          <table:table-cell table:style-name="ce17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his is a basic spreadsheet to calculate some RGB LED strip properties.</text:p>
          </table:table-cell>
          <table:table-cell table:style-name="ce12" table:number-columns-repeated="5"/>
          <table:table-cell table:style-name="ce18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 calcext:value-type="string">
            <text:p>This is very similar to online LED resistor calculators, with the added option of limiting the number</text:p>
          </table:table-cell>
          <table:table-cell table:style-name="ce12" table:number-columns-repeated="5"/>
          <table:table-cell table:style-name="ce18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 calcext:value-type="string">
            <text:p>of LEDs per series for segmenting purposes, showing the segmentable count, calculating the</text:p>
          </table:table-cell>
          <table:table-cell table:style-name="ce12" table:number-columns-repeated="5"/>
          <table:table-cell table:style-name="ce18"/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 calcext:value-type="string">
            <text:p>efficiency of the strip, and showing each calculation individually.</text:p>
          </table:table-cell>
          <table:table-cell table:style-name="ce12" table:number-columns-repeated="5"/>
          <table:table-cell table:style-name="ce18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7" office:value-type="string" calcext:value-type="string">
            <text:p>You should only have to edit the green fields, the rest are automatically calculated.</text:p>
          </table:table-cell>
          <table:table-cell table:style-name="ce13" table:number-columns-repeated="5"/>
          <table:table-cell table:style-name="ce19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24" calcext:value-type="float">
            <text:p>24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22" calcext:value-type="float">
            <text:p>22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2">
          <table:table-cell table:number-columns-repeated="12"/>
          <table:table-cell table:formula="of:=[.M26]/10"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]/10" office:value-type="float" office:value="97.6" calcext:value-type="float">
            <text:p>97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]/10" office:value-type="float" office:value="95.3" calcext:value-type="float">
            <text:p>95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]/10" office:value-type="float" office:value="93.1" calcext:value-type="float">
            <text:p>93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]/10" office:value-type="float" office:value="90.9" calcext:value-type="float">
            <text:p>90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]/10" office:value-type="float" office:value="88.7" calcext:value-type="float">
            <text:p>8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]/10" office:value-type="float" office:value="86.6" calcext:value-type="float">
            <text:p>86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]/10" office:value-type="float" office:value="84.5" calcext:value-type="float">
            <text:p>84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0]/10" office:value-type="float" office:value="82.5" calcext:value-type="float">
            <text:p>82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1]/10" office:value-type="float" office:value="80.6" calcext:value-type="float">
            <text:p>80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2]/10" office:value-type="float" office:value="78.7" calcext:value-type="float">
            <text:p>7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3]/10" office:value-type="float" office:value="76.8" calcext:value-type="float">
            <text:p>76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4]/10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5]/10" office:value-type="float" office:value="73.2" calcext:value-type="float">
            <text:p>73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6]/10" office:value-type="float" office:value="71.5" calcext:value-type="float">
            <text:p>71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7]/10" office:value-type="float" office:value="69.8" calcext:value-type="float">
            <text:p>69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8]/10" office:value-type="float" office:value="68.1" calcext:value-type="float">
            <text:p>68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9]/10" office:value-type="float" office:value="66.5" calcext:value-type="float">
            <text:p>66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0]/10" office:value-type="float" office:value="64.9" calcext:value-type="float">
            <text:p>64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1]/10" office:value-type="float" office:value="63.4" calcext:value-type="float">
            <text:p>63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2]/10" office:value-type="float" office:value="61.9" calcext:value-type="float">
            <text:p>61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3]/10" office:value-type="float" office:value="60.4" calcext:value-type="float">
            <text:p>60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4]/10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5]/10" office:value-type="float" office:value="57.6" calcext:value-type="float">
            <text:p>57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6]/10" office:value-type="float" office:value="56.2" calcext:value-type="float">
            <text:p>56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7]/10" office:value-type="float" office:value="54.9" calcext:value-type="float">
            <text:p>54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8]/10" office:value-type="float" office:value="53.6" calcext:value-type="float">
            <text:p>53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9]/10" office:value-type="float" office:value="52.3" calcext:value-type="float">
            <text:p>52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0]/10" office:value-type="float" office:value="51.1" calcext:value-type="float">
            <text:p>51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1]/10" office:value-type="float" office:value="49.9" calcext:value-type="float">
            <text:p>49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2]/10" office:value-type="float" office:value="48.7" calcext:value-type="float">
            <text:p>4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3]/10" office:value-type="float" office:value="47.5" calcext:value-type="float">
            <text:p>47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4]/10" office:value-type="float" office:value="46.4" calcext:value-type="float">
            <text:p>46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5]/10" office:value-type="float" office:value="45.3" calcext:value-type="float">
            <text:p>45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6]/10" office:value-type="float" office:value="44.2" calcext:value-type="float">
            <text:p>44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7]/10" office:value-type="float" office:value="43.2" calcext:value-type="float">
            <text:p>43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8]/10" office:value-type="float" office:value="42.2" calcext:value-type="float">
            <text:p>42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9]/10" office:value-type="float" office:value="41.2" calcext:value-type="float">
            <text:p>41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0]/10" office:value-type="float" office:value="40.2" calcext:value-type="float">
            <text:p>40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1]/10" office:value-type="float" office:value="39.2" calcext:value-type="float">
            <text:p>39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2]/10" office:value-type="float" office:value="38.3" calcext:value-type="float">
            <text:p>38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3]/10" office:value-type="float" office:value="37.4" calcext:value-type="float">
            <text:p>37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4]/10" office:value-type="float" office:value="36.5" calcext:value-type="float">
            <text:p>36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5]/10" office:value-type="float" office:value="35.7" calcext:value-type="float">
            <text:p>35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6]/10" office:value-type="float" office:value="34.8" calcext:value-type="float">
            <text:p>34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7]/10"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8]/10" office:value-type="float" office:value="33.2" calcext:value-type="float">
            <text:p>33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9]/10" office:value-type="float" office:value="32.4" calcext:value-type="float">
            <text:p>32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0]/10" office:value-type="float" office:value="31.6" calcext:value-type="float">
            <text:p>31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1]/10" office:value-type="float" office:value="30.9" calcext:value-type="float">
            <text:p>30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2]/10" office:value-type="float" office:value="30.1" calcext:value-type="float">
            <text:p>30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3]/10" office:value-type="float" office:value="29.4" calcext:value-type="float">
            <text:p>29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4]/10" office:value-type="float" office:value="28.7" calcext:value-type="float">
            <text:p>2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5]/10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6]/10" office:value-type="float" office:value="27.4" calcext:value-type="float">
            <text:p>27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7]/10" office:value-type="float" office:value="26.7" calcext:value-type="float">
            <text:p>26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8]/10" office:value-type="float" office:value="26.1" calcext:value-type="float">
            <text:p>26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9]/10" office:value-type="float" office:value="25.5" calcext:value-type="float">
            <text:p>25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0]/10" office:value-type="float" office:value="24.9" calcext:value-type="float">
            <text:p>24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1]/10" office:value-type="float" office:value="24.3" calcext:value-type="float">
            <text:p>24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2]/10" office:value-type="float" office:value="23.7" calcext:value-type="float">
            <text:p>23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3]/10" office:value-type="float" office:value="23.2" calcext:value-type="float">
            <text:p>23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4]/10" office:value-type="float" office:value="22.6" calcext:value-type="float">
            <text:p>22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5]/10" office:value-type="float" office:value="22.1" calcext:value-type="float">
            <text:p>22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6]/10" office:value-type="float" office:value="21.5" calcext:value-type="float">
            <text:p>21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7]/10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8]/10" office:value-type="float" office:value="20.5" calcext:value-type="float">
            <text:p>20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9]/10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0]/10" office:value-type="float" office:value="19.6" calcext:value-type="float">
            <text:p>19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1]/10" office:value-type="float" office:value="19.1" calcext:value-type="float">
            <text:p>19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2]/10" office:value-type="float" office:value="18.7" calcext:value-type="float">
            <text:p>1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3]/10" office:value-type="float" office:value="18.2" calcext:value-type="float">
            <text:p>18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4]/10" office:value-type="float" office:value="17.8" calcext:value-type="float">
            <text:p>17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5]/10" office:value-type="float" office:value="17.4" calcext:value-type="float">
            <text:p>17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6]/10" office:value-type="float" office:value="16.9" calcext:value-type="float">
            <text:p>16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7]/10" office:value-type="float" office:value="16.5" calcext:value-type="float">
            <text:p>16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8]/10" office:value-type="float" office:value="16.2" calcext:value-type="float">
            <text:p>16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9]/10" office:value-type="float" office:value="15.8" calcext:value-type="float">
            <text:p>15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0]/10" office:value-type="float" office:value="15.4" calcext:value-type="float">
            <text:p>15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1]/10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2]/10" office:value-type="float" office:value="14.7" calcext:value-type="float">
            <text:p>14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3]/10" office:value-type="float" office:value="14.3" calcext:value-type="float">
            <text:p>14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4]/10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5]/10" office:value-type="float" office:value="13.7" calcext:value-type="float">
            <text:p>13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6]/10" office:value-type="float" office:value="13.3" calcext:value-type="float">
            <text:p>13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7]/10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8]/10" office:value-type="float" office:value="12.7" calcext:value-type="float">
            <text:p>12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9]/10" office:value-type="float" office:value="12.4" calcext:value-type="float">
            <text:p>12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0]/10" office:value-type="float" office:value="12.1" calcext:value-type="float">
            <text:p>12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1]/10" office:value-type="float" office:value="11.8" calcext:value-type="float">
            <text:p>11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2]/10" office:value-type="float" office:value="11.5" calcext:value-type="float">
            <text:p>11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3]/10" office:value-type="float" office:value="11.3" calcext:value-type="float">
            <text:p>11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4]/10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5]/10" office:value-type="float" office:value="10.7" calcext:value-type="float">
            <text:p>10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6]/10" office:value-type="float" office:value="10.5" calcext:value-type="float">
            <text:p>10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7]/10" office:value-type="float" office:value="10.2" calcext:value-type="float">
            <text:p>10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8]/10"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N3:Sheet1.N9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0T21:14:09.884000000</meta:creation-date>
    <dc:date>2013-10-30T23:46:12.688000000</dc:date>
    <meta:editing-duration>PT1H2M45S</meta:editing-duration>
    <meta:editing-cycles>6</meta:editing-cycles>
    <meta:generator>LibreOffice/4.1.1.2$Windows_x86 LibreOffice_project/7e4286b58adc75a14f6d83f53a03b6c11fa2903</meta:generator>
    <meta:document-statistic meta:table-count="1" meta:cell-count="393" meta:object-count="0"/>
  </office:meta>
</office:document-meta>
</file>